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5db" officeooo:paragraph-rsid="0012c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hbjhbjjkn 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0T15:17:25.706000000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4.2$Windows_X86_64 LibreOffice_project/728fec16bd5f605073805c3c9e7c4212a0120dc5</meta:generator>
  </office:meta>
</office:document-meta>
</file>